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A6500000222EE259BA370902E35.png" manifest:media-type="image/png"/>
  <manifest:file-entry manifest:full-path="Pictures/100002010000078000000438B34BBA925B1D034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46in" draw:z-index="0"><draw:image xlink:href="Pictures/100002010000078000000438B34BBA925B1D034F.png" xlink:type="simple" xlink:show="embed" xlink:actuate="onLoad" loext:mime-type="image/x-vclgraphic"/></draw:frame><draw:frame draw:style-name="fr2" draw:name="Image2" text:anchor-type="paragraph" svg:x="0.0283in" svg:y="4.1244in" svg:width="6.6929in" svg:height="1.3728in" draw:z-index="1"><draw:image xlink:href="Pictures/1000020100000A6500000222EE259BA370902E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8:54:29.832202840</meta:creation-date>
    <dc:date>2019-09-03T19:21:45.562836811</dc:date>
    <meta:editing-duration>PT27M16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